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50%"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 style:list-style-name="WW8Num1">
      <style:paragraph-properties fo:margin-top="0cm" fo:margin-bottom="0.423cm" fo:line-height="150%"/>
    </style:style>
    <style:style style:name="P3" style:family="paragraph" style:parent-style-name="Standard" style:list-style-name="WW8Num1">
      <style:paragraph-properties fo:margin-top="0cm" fo:margin-bottom="0.423cm" fo:line-height="150%"/>
      <style:text-properties fo:font-size="16pt" style:font-size-asian="16pt"/>
    </style:style>
    <style:style style:name="T1" style:family="text">
      <style:text-properties fo:font-size="18pt" fo:font-weight="bold" style:font-size-asian="18pt" style:font-weight-asian="bold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style="italic" style:font-size-asian="16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<text:span text:style-name="T2">In un nuovo foglio importare il file di testo </text:span><text:span text:style-name="T3">members</text:span><text:span text:style-name="T2">, facendo attenzione a scegliere un opportuno delimitatore e qualificatore di testo, saltando le colonne 3,4 e 5 e specificando il formato dell’ultima colonna (data).</text:span></text:p>
        </text:list-item>
        <text:list-item>
          <text:p text:style-name="P2"><text:span text:style-name="T2">Inserire due nuove colonne prima della colonna D con intestazione </text:span><text:span text:style-name="T3">Nome</text:span><text:span text:style-name="T2"> e </text:span><text:span text:style-name="T3">Cognome</text:span><text:span text:style-name="T2">.</text:span></text:p>
        </text:list-item>
        <text:list-item>
          <text:p text:style-name="P3">Utilizzare una funzione per separare il nome dal cognome, quando possibile.</text:p>
        </text:list-item>
        <text:list-item>
          <text:p text:style-name="P3">Nella colonna I scrivere una funzione per convertire la data in un testo col il seguente formato: “03 giu 2003”.</text:p>
        </text:list-item>
        <text:list-item>
          <text:p text:style-name="P3">Nella colonna J inserire una funzione che rende maiuscolo l’intero testo della colonna 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</meta:initial-creator>
    <meta:creation-date>2006-07-17T14:04:00</meta:creation-date>
    <dc:creator>Marco</dc:creator>
    <dc:date>2006-07-17T14:04:00</dc:date>
    <meta:print-date>2004-03-11T08:38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93" meta:character-count="586"/>
  </office:meta>
</office:document-meta>
</file>